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31">
      <style:graphic-properties fo:wrap-option="wrap" fo:padding-top="0.03742in" fo:padding-bottom="0.03742in" fo:padding-left="0.04853in" fo:padding-right="0.04853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3742in" fo:padding-bottom="0.03742in" fo:padding-left="0.04853in" fo:padding-right="0.04853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fo:wrap-option="wrap" fo:padding-top="0.03742in" fo:padding-bottom="0.03742in" fo:padding-left="0.04853in" fo:padding-right="0.04853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6">
      <style:graphic-properties fo:wrap-option="wrap" fo:padding-top="0.03742in" fo:padding-bottom="0.03742in" fo:padding-left="0.04853in" fo:padding-right="0.04853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3742in" fo:padding-bottom="0.03742in" fo:padding-left="0.04853in" fo:padding-right="0.04853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center" style:tab-stop-distance="1.75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6519in" fo:padding-bottom="0.06519in" fo:padding-left="0.09019in" fo:padding-right="0.09019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3742in" fo:padding-bottom="0.03742in" fo:padding-left="0.04853in" fo:padding-right="0.04853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3742in" fo:padding-bottom="0.03742in" fo:padding-left="0.04853in" fo:padding-right="0.04853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center" style:tab-stop-distance="1.75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6519in" fo:padding-bottom="0.06519in" fo:padding-left="0.09019in" fo:padding-right="0.09019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3742in" fo:padding-bottom="0.03742in" fo:padding-left="0.04853in" fo:padding-right="0.04853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>
      <style:graphic-properties fo:wrap-option="wrap" fo:padding-top="0.03742in" fo:padding-bottom="0.03742in" fo:padding-left="0.04853in" fo:padding-right="0.04853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3742in" fo:padding-bottom="0.03742in" fo:padding-left="0.04853in" fo:padding-right="0.04853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3742in" fo:padding-bottom="0.03742in" fo:padding-left="0.04853in" fo:padding-right="0.04853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fo:wrap-option="wrap" fo:padding-top="0.03742in" fo:padding-bottom="0.03742in" fo:padding-left="0.04853in" fo:padding-right="0.04853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fo:wrap-option="wrap" fo:padding-top="0.03742in" fo:padding-bottom="0.03742in" fo:padding-left="0.04853in" fo:padding-right="0.04853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3742in" fo:padding-bottom="0.03742in" fo:padding-left="0.04853in" fo:padding-right="0.04853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g draw:name="Diagram 47" draw:id="id63">
          <svg:title/>
          <svg:desc/>
          <draw:custom-shape svg:x="0.70918in" svg:y="1.48825in" svg:width="4.46946in" svg:height="0.5188in" draw:id="id65" draw:style-name="a366" draw:name="Freeform: Shape 2">
            <svg:title/>
            <svg:desc/>
            <text:p text:style-name="a365" text:class-names="" text:cond-style-name=""><text:span text:style-name="a361" text:class-names="">Core</text:span><text:span text:style-name="a362" text:class-names=""><text:s text:c="1"/></text:span><text:span text:style-name="a363" text:class-names="">Language</text:span><text:span text:style-name="a364" text:class-names=""/></text:p>
            <draw:enhanced-geometry xmlns:dr3d="urn:oasis:names:tc:opendocument:xmlns:dr3d:1.0" draw:type="non-primitive" svg:viewBox="0 0 4086871 47439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4086871"/>
              <draw:equation draw:name="f2" draw:formula="474390"/>
              <draw:equation draw:name="f3" draw:formula="47439"/>
              <draw:equation draw:name="f4" draw:formula="21239"/>
              <draw:equation draw:name="f5" draw:formula="4039432"/>
              <draw:equation draw:name="f6" draw:formula="4065632"/>
              <draw:equation draw:name="f7" draw:formula="426951"/>
              <draw:equation draw:name="f8" draw:formula="453151"/>
              <draw:equation draw:name="f9" draw:formula="?f2 - ?f0"/>
              <draw:equation draw:name="f10" draw:formula="?f1 - ?f0"/>
              <draw:equation draw:name="f11" draw:formula="?f10 / 4086871"/>
              <draw:equation draw:name="f12" draw:formula="?f9 / 474390"/>
              <draw:equation draw:name="f13" draw:formula="0 * ?f10"/>
              <draw:equation draw:name="f14" draw:formula="47439 * ?f9"/>
              <draw:equation draw:name="f15" draw:formula="47439 * ?f10"/>
              <draw:equation draw:name="f16" draw:formula="0 * ?f9"/>
              <draw:equation draw:name="f17" draw:formula="4039432 * ?f10"/>
              <draw:equation draw:name="f18" draw:formula="4086871 * ?f10"/>
              <draw:equation draw:name="f19" draw:formula="426951 * ?f9"/>
              <draw:equation draw:name="f20" draw:formula="474390 * ?f9"/>
              <draw:equation draw:name="f21" draw:formula="?f13 / 4086871"/>
              <draw:equation draw:name="f22" draw:formula="?f14 / 474390"/>
              <draw:equation draw:name="f23" draw:formula="?f15 / 4086871"/>
              <draw:equation draw:name="f24" draw:formula="?f16 / 474390"/>
              <draw:equation draw:name="f25" draw:formula="?f17 / 4086871"/>
              <draw:equation draw:name="f26" draw:formula="?f18 / 4086871"/>
              <draw:equation draw:name="f27" draw:formula="?f19 / 474390"/>
              <draw:equation draw:name="f28" draw:formula="?f20 / 47439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.15613in" svg:y="2.00705in" svg:width="0.55446in" svg:height="0.44984in" draw:id="id66" draw:style-name="a369" draw:name="Freeform: Shape 3">
            <svg:title/>
            <svg:desc/>
            <text:p text:style-name="a368" text:class-names="" text:cond-style-name=""><text:span text:style-name="a367" text:class-names=""/></text:p>
            <draw:enhanced-geometry xmlns:dr3d="urn:oasis:names:tc:opendocument:xmlns:dr3d:1.0" draw:type="non-primitive" svg:viewBox="0 0 506994 411334" draw:enhanced-path="M ?f0 ?f0 L ?f0 ?f2 ?f1 ?f2 N" draw:text-areas="?f7 ?f9 ?f8 ?f10">
              <draw:equation draw:name="f0" draw:formula="0"/>
              <draw:equation draw:name="f1" draw:formula="506994"/>
              <draw:equation draw:name="f2" draw:formula="411334"/>
              <draw:equation draw:name="f3" draw:formula="?f2 - ?f0"/>
              <draw:equation draw:name="f4" draw:formula="?f1 - ?f0"/>
              <draw:equation draw:name="f5" draw:formula="?f4 / 506994"/>
              <draw:equation draw:name="f6" draw:formula="?f3 / 411334"/>
              <draw:equation draw:name="f7" draw:formula="0 / ?f5"/>
              <draw:equation draw:name="f8" draw:formula="506994 / ?f5"/>
              <draw:equation draw:name="f9" draw:formula="0 / ?f6"/>
              <draw:equation draw:name="f10" draw:formula="411334 / ?f6"/>
            </draw:enhanced-geometry>
          </draw:custom-shape>
          <draw:custom-shape svg:x="1.71059in" svg:y="2.19749in" svg:width="4.38113in" svg:height="0.5188in" draw:id="id67" draw:style-name="a373" draw:name="Freeform: Shape 4">
            <svg:title/>
            <svg:desc/>
            <text:p text:style-name="a372" text:class-names="" text:cond-style-name=""><text:span text:style-name="a370" text:class-names="">Deducing this</text:span><text:span text:style-name="a371" text:class-names=""/></text:p>
            <draw:enhanced-geometry xmlns:dr3d="urn:oasis:names:tc:opendocument:xmlns:dr3d:1.0" draw:type="non-primitive" svg:viewBox="0 0 4006107 47439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4006107"/>
              <draw:equation draw:name="f2" draw:formula="474390"/>
              <draw:equation draw:name="f3" draw:formula="47439"/>
              <draw:equation draw:name="f4" draw:formula="21239"/>
              <draw:equation draw:name="f5" draw:formula="3958668"/>
              <draw:equation draw:name="f6" draw:formula="3984868"/>
              <draw:equation draw:name="f7" draw:formula="426951"/>
              <draw:equation draw:name="f8" draw:formula="453151"/>
              <draw:equation draw:name="f9" draw:formula="?f2 - ?f0"/>
              <draw:equation draw:name="f10" draw:formula="?f1 - ?f0"/>
              <draw:equation draw:name="f11" draw:formula="?f10 / 4006107"/>
              <draw:equation draw:name="f12" draw:formula="?f9 / 474390"/>
              <draw:equation draw:name="f13" draw:formula="0 * ?f10"/>
              <draw:equation draw:name="f14" draw:formula="47439 * ?f9"/>
              <draw:equation draw:name="f15" draw:formula="47439 * ?f10"/>
              <draw:equation draw:name="f16" draw:formula="0 * ?f9"/>
              <draw:equation draw:name="f17" draw:formula="3958668 * ?f10"/>
              <draw:equation draw:name="f18" draw:formula="4006107 * ?f10"/>
              <draw:equation draw:name="f19" draw:formula="426951 * ?f9"/>
              <draw:equation draw:name="f20" draw:formula="474390 * ?f9"/>
              <draw:equation draw:name="f21" draw:formula="?f13 / 4006107"/>
              <draw:equation draw:name="f22" draw:formula="?f14 / 474390"/>
              <draw:equation draw:name="f23" draw:formula="?f15 / 4006107"/>
              <draw:equation draw:name="f24" draw:formula="?f16 / 474390"/>
              <draw:equation draw:name="f25" draw:formula="?f17 / 4006107"/>
              <draw:equation draw:name="f26" draw:formula="?f18 / 4006107"/>
              <draw:equation draw:name="f27" draw:formula="?f19 / 474390"/>
              <draw:equation draw:name="f28" draw:formula="?f20 / 47439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.15613in" svg:y="2.00705in" svg:width="0.55446in" svg:height="1.09834in" draw:id="id68" draw:style-name="a376" draw:name="Freeform: Shape 5">
            <svg:title/>
            <svg:desc/>
            <text:p text:style-name="a375" text:class-names="" text:cond-style-name=""><text:span text:style-name="a374" text:class-names=""/></text:p>
            <draw:enhanced-geometry xmlns:dr3d="urn:oasis:names:tc:opendocument:xmlns:dr3d:1.0" draw:type="non-primitive" svg:viewBox="0 0 506994 1004321" draw:enhanced-path="M ?f0 ?f0 L ?f0 ?f2 ?f1 ?f2 N" draw:text-areas="?f7 ?f9 ?f8 ?f10">
              <draw:equation draw:name="f0" draw:formula="0"/>
              <draw:equation draw:name="f1" draw:formula="506994"/>
              <draw:equation draw:name="f2" draw:formula="1004321"/>
              <draw:equation draw:name="f3" draw:formula="?f2 - ?f0"/>
              <draw:equation draw:name="f4" draw:formula="?f1 - ?f0"/>
              <draw:equation draw:name="f5" draw:formula="?f4 / 506994"/>
              <draw:equation draw:name="f6" draw:formula="?f3 / 1004321"/>
              <draw:equation draw:name="f7" draw:formula="0 / ?f5"/>
              <draw:equation draw:name="f8" draw:formula="506994 / ?f5"/>
              <draw:equation draw:name="f9" draw:formula="0 / ?f6"/>
              <draw:equation draw:name="f10" draw:formula="1004321 / ?f6"/>
            </draw:enhanced-geometry>
          </draw:custom-shape>
          <draw:custom-shape svg:x="1.71059in" svg:y="2.84599in" svg:width="4.38113in" svg:height="0.5188in" draw:id="id69" draw:style-name="a380" draw:name="Freeform: Shape 6">
            <svg:title/>
            <svg:desc/>
            <text:p text:style-name="a379" text:class-names="" text:cond-style-name=""><text:span text:style-name="a377" text:class-names="">Literal suffixes</text:span><text:span text:style-name="a378" text:class-names=""/></text:p>
            <draw:enhanced-geometry xmlns:dr3d="urn:oasis:names:tc:opendocument:xmlns:dr3d:1.0" draw:type="non-primitive" svg:viewBox="0 0 4006107 47439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4006107"/>
              <draw:equation draw:name="f2" draw:formula="474390"/>
              <draw:equation draw:name="f3" draw:formula="47439"/>
              <draw:equation draw:name="f4" draw:formula="21239"/>
              <draw:equation draw:name="f5" draw:formula="3958668"/>
              <draw:equation draw:name="f6" draw:formula="3984868"/>
              <draw:equation draw:name="f7" draw:formula="426951"/>
              <draw:equation draw:name="f8" draw:formula="453151"/>
              <draw:equation draw:name="f9" draw:formula="?f2 - ?f0"/>
              <draw:equation draw:name="f10" draw:formula="?f1 - ?f0"/>
              <draw:equation draw:name="f11" draw:formula="?f10 / 4006107"/>
              <draw:equation draw:name="f12" draw:formula="?f9 / 474390"/>
              <draw:equation draw:name="f13" draw:formula="0 * ?f10"/>
              <draw:equation draw:name="f14" draw:formula="47439 * ?f9"/>
              <draw:equation draw:name="f15" draw:formula="47439 * ?f10"/>
              <draw:equation draw:name="f16" draw:formula="0 * ?f9"/>
              <draw:equation draw:name="f17" draw:formula="3958668 * ?f10"/>
              <draw:equation draw:name="f18" draw:formula="4006107 * ?f10"/>
              <draw:equation draw:name="f19" draw:formula="426951 * ?f9"/>
              <draw:equation draw:name="f20" draw:formula="474390 * ?f9"/>
              <draw:equation draw:name="f21" draw:formula="?f13 / 4006107"/>
              <draw:equation draw:name="f22" draw:formula="?f14 / 474390"/>
              <draw:equation draw:name="f23" draw:formula="?f15 / 4006107"/>
              <draw:equation draw:name="f24" draw:formula="?f16 / 474390"/>
              <draw:equation draw:name="f25" draw:formula="?f17 / 4006107"/>
              <draw:equation draw:name="f26" draw:formula="?f18 / 4006107"/>
              <draw:equation draw:name="f27" draw:formula="?f19 / 474390"/>
              <draw:equation draw:name="f28" draw:formula="?f20 / 47439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.15613in" svg:y="2.00705in" svg:width="0.55446in" svg:height="1.74684in" draw:id="id70" draw:style-name="a383" draw:name="Freeform: Shape 7">
            <svg:title/>
            <svg:desc/>
            <text:p text:style-name="a382" text:class-names="" text:cond-style-name=""><text:span text:style-name="a381" text:class-names=""/></text:p>
            <draw:enhanced-geometry xmlns:dr3d="urn:oasis:names:tc:opendocument:xmlns:dr3d:1.0" draw:type="non-primitive" svg:viewBox="0 0 506994 1597309" draw:enhanced-path="M ?f0 ?f0 L ?f0 ?f2 ?f1 ?f2 N" draw:text-areas="?f7 ?f9 ?f8 ?f10">
              <draw:equation draw:name="f0" draw:formula="0"/>
              <draw:equation draw:name="f1" draw:formula="506994"/>
              <draw:equation draw:name="f2" draw:formula="1597309"/>
              <draw:equation draw:name="f3" draw:formula="?f2 - ?f0"/>
              <draw:equation draw:name="f4" draw:formula="?f1 - ?f0"/>
              <draw:equation draw:name="f5" draw:formula="?f4 / 506994"/>
              <draw:equation draw:name="f6" draw:formula="?f3 / 1597309"/>
              <draw:equation draw:name="f7" draw:formula="0 / ?f5"/>
              <draw:equation draw:name="f8" draw:formula="506994 / ?f5"/>
              <draw:equation draw:name="f9" draw:formula="0 / ?f6"/>
              <draw:equation draw:name="f10" draw:formula="1597309 / ?f6"/>
            </draw:enhanced-geometry>
          </draw:custom-shape>
          <draw:custom-shape svg:x="1.71059in" svg:y="3.49449in" svg:width="4.38113in" svg:height="0.5188in" draw:id="id71" draw:style-name="a387" draw:name="Freeform: Shape 8">
            <svg:title/>
            <svg:desc/>
            <text:p text:style-name="a386" text:class-names="" text:cond-style-name=""><text:span text:style-name="a384" text:class-names="">if consteval</text:span><text:span text:style-name="a385" text:class-names=""/></text:p>
            <draw:enhanced-geometry xmlns:dr3d="urn:oasis:names:tc:opendocument:xmlns:dr3d:1.0" draw:type="non-primitive" svg:viewBox="0 0 4006107 47439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4006107"/>
              <draw:equation draw:name="f2" draw:formula="474390"/>
              <draw:equation draw:name="f3" draw:formula="47439"/>
              <draw:equation draw:name="f4" draw:formula="21239"/>
              <draw:equation draw:name="f5" draw:formula="3958668"/>
              <draw:equation draw:name="f6" draw:formula="3984868"/>
              <draw:equation draw:name="f7" draw:formula="426951"/>
              <draw:equation draw:name="f8" draw:formula="453151"/>
              <draw:equation draw:name="f9" draw:formula="?f2 - ?f0"/>
              <draw:equation draw:name="f10" draw:formula="?f1 - ?f0"/>
              <draw:equation draw:name="f11" draw:formula="?f10 / 4006107"/>
              <draw:equation draw:name="f12" draw:formula="?f9 / 474390"/>
              <draw:equation draw:name="f13" draw:formula="0 * ?f10"/>
              <draw:equation draw:name="f14" draw:formula="47439 * ?f9"/>
              <draw:equation draw:name="f15" draw:formula="47439 * ?f10"/>
              <draw:equation draw:name="f16" draw:formula="0 * ?f9"/>
              <draw:equation draw:name="f17" draw:formula="3958668 * ?f10"/>
              <draw:equation draw:name="f18" draw:formula="4006107 * ?f10"/>
              <draw:equation draw:name="f19" draw:formula="426951 * ?f9"/>
              <draw:equation draw:name="f20" draw:formula="474390 * ?f9"/>
              <draw:equation draw:name="f21" draw:formula="?f13 / 4006107"/>
              <draw:equation draw:name="f22" draw:formula="?f14 / 474390"/>
              <draw:equation draw:name="f23" draw:formula="?f15 / 4006107"/>
              <draw:equation draw:name="f24" draw:formula="?f16 / 474390"/>
              <draw:equation draw:name="f25" draw:formula="?f17 / 4006107"/>
              <draw:equation draw:name="f26" draw:formula="?f18 / 4006107"/>
              <draw:equation draw:name="f27" draw:formula="?f19 / 474390"/>
              <draw:equation draw:name="f28" draw:formula="?f20 / 47439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.15613in" svg:y="2.00705in" svg:width="0.54425in" svg:height="2.38003in" draw:id="id72" draw:style-name="a390" draw:name="Freeform: Shape 9">
            <svg:title/>
            <svg:desc/>
            <text:p text:style-name="a389" text:class-names="" text:cond-style-name=""><text:span text:style-name="a388" text:class-names=""/></text:p>
            <draw:enhanced-geometry xmlns:dr3d="urn:oasis:names:tc:opendocument:xmlns:dr3d:1.0" draw:type="non-primitive" svg:viewBox="0 0 497666 2176302" draw:enhanced-path="M ?f0 ?f0 L ?f0 ?f2 ?f1 ?f2 N" draw:text-areas="?f7 ?f9 ?f8 ?f10">
              <draw:equation draw:name="f0" draw:formula="0"/>
              <draw:equation draw:name="f1" draw:formula="497666"/>
              <draw:equation draw:name="f2" draw:formula="2176302"/>
              <draw:equation draw:name="f3" draw:formula="?f2 - ?f0"/>
              <draw:equation draw:name="f4" draw:formula="?f1 - ?f0"/>
              <draw:equation draw:name="f5" draw:formula="?f4 / 497666"/>
              <draw:equation draw:name="f6" draw:formula="?f3 / 2176302"/>
              <draw:equation draw:name="f7" draw:formula="0 / ?f5"/>
              <draw:equation draw:name="f8" draw:formula="497666 / ?f5"/>
              <draw:equation draw:name="f9" draw:formula="0 / ?f6"/>
              <draw:equation draw:name="f10" draw:formula="2176302 / ?f6"/>
            </draw:enhanced-geometry>
          </draw:custom-shape>
          <draw:custom-shape svg:x="1.70038in" svg:y="4.12769in" svg:width="4.38113in" svg:height="0.5188in" draw:id="id73" draw:style-name="a396" draw:name="Freeform: Shape 10">
            <svg:title/>
            <svg:desc/>
            <text:p text:style-name="a395" text:class-names="" text:cond-style-name=""><text:span text:style-name="a391" text:class-names="">auto(x)<text:s text:c="1"/></text:span><text:span text:style-name="a392" text:class-names="">and<text:s text:c="1"/></text:span><text:span text:style-name="a393" text:class-names="">auto{x}</text:span><text:span text:style-name="a394" text:class-names=""/></text:p>
            <draw:enhanced-geometry xmlns:dr3d="urn:oasis:names:tc:opendocument:xmlns:dr3d:1.0" draw:type="non-primitive" svg:viewBox="0 0 4006107 47439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4006107"/>
              <draw:equation draw:name="f2" draw:formula="474390"/>
              <draw:equation draw:name="f3" draw:formula="47439"/>
              <draw:equation draw:name="f4" draw:formula="21239"/>
              <draw:equation draw:name="f5" draw:formula="3958668"/>
              <draw:equation draw:name="f6" draw:formula="3984868"/>
              <draw:equation draw:name="f7" draw:formula="426951"/>
              <draw:equation draw:name="f8" draw:formula="453151"/>
              <draw:equation draw:name="f9" draw:formula="?f2 - ?f0"/>
              <draw:equation draw:name="f10" draw:formula="?f1 - ?f0"/>
              <draw:equation draw:name="f11" draw:formula="?f10 / 4006107"/>
              <draw:equation draw:name="f12" draw:formula="?f9 / 474390"/>
              <draw:equation draw:name="f13" draw:formula="0 * ?f10"/>
              <draw:equation draw:name="f14" draw:formula="47439 * ?f9"/>
              <draw:equation draw:name="f15" draw:formula="47439 * ?f10"/>
              <draw:equation draw:name="f16" draw:formula="0 * ?f9"/>
              <draw:equation draw:name="f17" draw:formula="3958668 * ?f10"/>
              <draw:equation draw:name="f18" draw:formula="4006107 * ?f10"/>
              <draw:equation draw:name="f19" draw:formula="426951 * ?f9"/>
              <draw:equation draw:name="f20" draw:formula="474390 * ?f9"/>
              <draw:equation draw:name="f21" draw:formula="?f13 / 4006107"/>
              <draw:equation draw:name="f22" draw:formula="?f14 / 474390"/>
              <draw:equation draw:name="f23" draw:formula="?f15 / 4006107"/>
              <draw:equation draw:name="f24" draw:formula="?f16 / 474390"/>
              <draw:equation draw:name="f25" draw:formula="?f17 / 4006107"/>
              <draw:equation draw:name="f26" draw:formula="?f18 / 4006107"/>
              <draw:equation draw:name="f27" draw:formula="?f19 / 474390"/>
              <draw:equation draw:name="f28" draw:formula="?f20 / 47439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.15613in" svg:y="2.00705in" svg:width="0.53405in" svg:height="3.01323in" draw:id="id74" draw:style-name="a399" draw:name="Freeform: Shape 11">
            <svg:title/>
            <svg:desc/>
            <text:p text:style-name="a398" text:class-names="" text:cond-style-name=""><text:span text:style-name="a397" text:class-names=""/></text:p>
            <draw:enhanced-geometry xmlns:dr3d="urn:oasis:names:tc:opendocument:xmlns:dr3d:1.0" draw:type="non-primitive" svg:viewBox="0 0 488337 2755296" draw:enhanced-path="M ?f0 ?f0 L ?f0 ?f2 ?f1 ?f2 N" draw:text-areas="?f7 ?f9 ?f8 ?f10">
              <draw:equation draw:name="f0" draw:formula="0"/>
              <draw:equation draw:name="f1" draw:formula="488337"/>
              <draw:equation draw:name="f2" draw:formula="2755296"/>
              <draw:equation draw:name="f3" draw:formula="?f2 - ?f0"/>
              <draw:equation draw:name="f4" draw:formula="?f1 - ?f0"/>
              <draw:equation draw:name="f5" draw:formula="?f4 / 488337"/>
              <draw:equation draw:name="f6" draw:formula="?f3 / 2755296"/>
              <draw:equation draw:name="f7" draw:formula="0 / ?f5"/>
              <draw:equation draw:name="f8" draw:formula="488337 / ?f5"/>
              <draw:equation draw:name="f9" draw:formula="0 / ?f6"/>
              <draw:equation draw:name="f10" draw:formula="2755296 / ?f6"/>
            </draw:enhanced-geometry>
          </draw:custom-shape>
          <draw:custom-shape svg:x="1.69018in" svg:y="4.76088in" svg:width="4.38113in" svg:height="0.5188in" draw:id="id75" draw:style-name="a403" draw:name="Freeform: Shape 12">
            <svg:title/>
            <svg:desc/>
            <text:p text:style-name="a402" text:class-names="" text:cond-style-name=""><text:span text:style-name="a400" text:class-names="">Multidimensional subscript operator</text:span><text:span text:style-name="a401" text:class-names=""/></text:p>
            <draw:enhanced-geometry xmlns:dr3d="urn:oasis:names:tc:opendocument:xmlns:dr3d:1.0" draw:type="non-primitive" svg:viewBox="0 0 4006107 47439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4006107"/>
              <draw:equation draw:name="f2" draw:formula="474390"/>
              <draw:equation draw:name="f3" draw:formula="47439"/>
              <draw:equation draw:name="f4" draw:formula="21239"/>
              <draw:equation draw:name="f5" draw:formula="3958668"/>
              <draw:equation draw:name="f6" draw:formula="3984868"/>
              <draw:equation draw:name="f7" draw:formula="426951"/>
              <draw:equation draw:name="f8" draw:formula="453151"/>
              <draw:equation draw:name="f9" draw:formula="?f2 - ?f0"/>
              <draw:equation draw:name="f10" draw:formula="?f1 - ?f0"/>
              <draw:equation draw:name="f11" draw:formula="?f10 / 4006107"/>
              <draw:equation draw:name="f12" draw:formula="?f9 / 474390"/>
              <draw:equation draw:name="f13" draw:formula="0 * ?f10"/>
              <draw:equation draw:name="f14" draw:formula="47439 * ?f9"/>
              <draw:equation draw:name="f15" draw:formula="47439 * ?f10"/>
              <draw:equation draw:name="f16" draw:formula="0 * ?f9"/>
              <draw:equation draw:name="f17" draw:formula="3958668 * ?f10"/>
              <draw:equation draw:name="f18" draw:formula="4006107 * ?f10"/>
              <draw:equation draw:name="f19" draw:formula="426951 * ?f9"/>
              <draw:equation draw:name="f20" draw:formula="474390 * ?f9"/>
              <draw:equation draw:name="f21" draw:formula="?f13 / 4006107"/>
              <draw:equation draw:name="f22" draw:formula="?f14 / 474390"/>
              <draw:equation draw:name="f23" draw:formula="?f15 / 4006107"/>
              <draw:equation draw:name="f24" draw:formula="?f16 / 474390"/>
              <draw:equation draw:name="f25" draw:formula="?f17 / 4006107"/>
              <draw:equation draw:name="f26" draw:formula="?f18 / 4006107"/>
              <draw:equation draw:name="f27" draw:formula="?f19 / 474390"/>
              <draw:equation draw:name="f28" draw:formula="?f20 / 47439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.15613in" svg:y="2.00705in" svg:width="0.51875in" svg:height="3.6466in" draw:id="id76" draw:style-name="a406" draw:name="Freeform: Shape 13">
            <svg:title/>
            <svg:desc/>
            <text:p text:style-name="a405" text:class-names="" text:cond-style-name=""><text:span text:style-name="a404" text:class-names=""/></text:p>
            <draw:enhanced-geometry xmlns:dr3d="urn:oasis:names:tc:opendocument:xmlns:dr3d:1.0" draw:type="non-primitive" svg:viewBox="0 0 474341 3334455" draw:enhanced-path="M ?f0 ?f0 L ?f0 ?f2 ?f1 ?f2 N" draw:text-areas="?f7 ?f9 ?f8 ?f10">
              <draw:equation draw:name="f0" draw:formula="0"/>
              <draw:equation draw:name="f1" draw:formula="474341"/>
              <draw:equation draw:name="f2" draw:formula="3334455"/>
              <draw:equation draw:name="f3" draw:formula="?f2 - ?f0"/>
              <draw:equation draw:name="f4" draw:formula="?f1 - ?f0"/>
              <draw:equation draw:name="f5" draw:formula="?f4 / 474341"/>
              <draw:equation draw:name="f6" draw:formula="?f3 / 3334455"/>
              <draw:equation draw:name="f7" draw:formula="0 / ?f5"/>
              <draw:equation draw:name="f8" draw:formula="474341 / ?f5"/>
              <draw:equation draw:name="f9" draw:formula="0 / ?f6"/>
              <draw:equation draw:name="f10" draw:formula="3334455 / ?f6"/>
            </draw:enhanced-geometry>
          </draw:custom-shape>
          <draw:custom-shape svg:x="1.67488in" svg:y="5.39426in" svg:width="4.38113in" svg:height="0.5188in" draw:id="id77" draw:style-name="a412" draw:name="Freeform: Shape 14">
            <svg:title/>
            <svg:desc/>
            <text:p text:style-name="a411" text:class-names="" text:cond-style-name=""><text:span text:style-name="a407" text:class-names="">static operator()<text:s text:c="1"/></text:span><text:span text:style-name="a408" text:class-names="">and<text:s text:c="1"/></text:span><text:span text:style-name="a409" text:class-names="">operator[]<text:s text:c="1"/></text:span><text:span text:style-name="a410" text:class-names=""/></text:p>
            <draw:enhanced-geometry xmlns:dr3d="urn:oasis:names:tc:opendocument:xmlns:dr3d:1.0" draw:type="non-primitive" svg:viewBox="0 0 4006107 47439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4006107"/>
              <draw:equation draw:name="f2" draw:formula="474390"/>
              <draw:equation draw:name="f3" draw:formula="47439"/>
              <draw:equation draw:name="f4" draw:formula="21239"/>
              <draw:equation draw:name="f5" draw:formula="3958668"/>
              <draw:equation draw:name="f6" draw:formula="3984868"/>
              <draw:equation draw:name="f7" draw:formula="426951"/>
              <draw:equation draw:name="f8" draw:formula="453151"/>
              <draw:equation draw:name="f9" draw:formula="?f2 - ?f0"/>
              <draw:equation draw:name="f10" draw:formula="?f1 - ?f0"/>
              <draw:equation draw:name="f11" draw:formula="?f10 / 4006107"/>
              <draw:equation draw:name="f12" draw:formula="?f9 / 474390"/>
              <draw:equation draw:name="f13" draw:formula="0 * ?f10"/>
              <draw:equation draw:name="f14" draw:formula="47439 * ?f9"/>
              <draw:equation draw:name="f15" draw:formula="47439 * ?f10"/>
              <draw:equation draw:name="f16" draw:formula="0 * ?f9"/>
              <draw:equation draw:name="f17" draw:formula="3958668 * ?f10"/>
              <draw:equation draw:name="f18" draw:formula="4006107 * ?f10"/>
              <draw:equation draw:name="f19" draw:formula="426951 * ?f9"/>
              <draw:equation draw:name="f20" draw:formula="474390 * ?f9"/>
              <draw:equation draw:name="f21" draw:formula="?f13 / 4006107"/>
              <draw:equation draw:name="f22" draw:formula="?f14 / 474390"/>
              <draw:equation draw:name="f23" draw:formula="?f15 / 4006107"/>
              <draw:equation draw:name="f24" draw:formula="?f16 / 474390"/>
              <draw:equation draw:name="f25" draw:formula="?f17 / 4006107"/>
              <draw:equation draw:name="f26" draw:formula="?f18 / 4006107"/>
              <draw:equation draw:name="f27" draw:formula="?f19 / 474390"/>
              <draw:equation draw:name="f28" draw:formula="?f20 / 47439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5.97376in" svg:y="1.47959in" svg:width="4.75514in" svg:height="0.5188in" draw:id="id78" draw:style-name="a416" draw:name="Freeform: Shape 15">
            <svg:title/>
            <svg:desc/>
            <text:p text:style-name="a415" text:class-names="" text:cond-style-name=""><text:span text:style-name="a413" text:class-names="">Standard Library</text:span><text:span text:style-name="a414" text:class-names=""/></text:p>
            <draw:enhanced-geometry xmlns:dr3d="urn:oasis:names:tc:opendocument:xmlns:dr3d:1.0" draw:type="non-primitive" svg:viewBox="0 0 4348098 47439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4348098"/>
              <draw:equation draw:name="f2" draw:formula="474390"/>
              <draw:equation draw:name="f3" draw:formula="47439"/>
              <draw:equation draw:name="f4" draw:formula="21239"/>
              <draw:equation draw:name="f5" draw:formula="4300659"/>
              <draw:equation draw:name="f6" draw:formula="4326859"/>
              <draw:equation draw:name="f7" draw:formula="426951"/>
              <draw:equation draw:name="f8" draw:formula="453151"/>
              <draw:equation draw:name="f9" draw:formula="?f2 - ?f0"/>
              <draw:equation draw:name="f10" draw:formula="?f1 - ?f0"/>
              <draw:equation draw:name="f11" draw:formula="?f10 / 4348098"/>
              <draw:equation draw:name="f12" draw:formula="?f9 / 474390"/>
              <draw:equation draw:name="f13" draw:formula="0 * ?f10"/>
              <draw:equation draw:name="f14" draw:formula="47439 * ?f9"/>
              <draw:equation draw:name="f15" draw:formula="47439 * ?f10"/>
              <draw:equation draw:name="f16" draw:formula="0 * ?f9"/>
              <draw:equation draw:name="f17" draw:formula="4300659 * ?f10"/>
              <draw:equation draw:name="f18" draw:formula="4348098 * ?f10"/>
              <draw:equation draw:name="f19" draw:formula="426951 * ?f9"/>
              <draw:equation draw:name="f20" draw:formula="474390 * ?f9"/>
              <draw:equation draw:name="f21" draw:formula="?f13 / 4348098"/>
              <draw:equation draw:name="f22" draw:formula="?f14 / 474390"/>
              <draw:equation draw:name="f23" draw:formula="?f15 / 4348098"/>
              <draw:equation draw:name="f24" draw:formula="?f16 / 474390"/>
              <draw:equation draw:name="f25" draw:formula="?f17 / 4348098"/>
              <draw:equation draw:name="f26" draw:formula="?f18 / 4348098"/>
              <draw:equation draw:name="f27" draw:formula="?f19 / 474390"/>
              <draw:equation draw:name="f28" draw:formula="?f20 / 47439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44927in" svg:y="1.99839in" svg:width="0.47551in" svg:height="0.39285in" draw:id="id79" draw:style-name="a419" draw:name="Freeform: Shape 16">
            <svg:title/>
            <svg:desc/>
            <text:p text:style-name="a418" text:class-names="" text:cond-style-name=""><text:span text:style-name="a417" text:class-names=""/></text:p>
            <draw:enhanced-geometry xmlns:dr3d="urn:oasis:names:tc:opendocument:xmlns:dr3d:1.0" draw:type="non-primitive" svg:viewBox="0 0 434809 359218" draw:enhanced-path="M ?f0 ?f0 L ?f0 ?f2 ?f1 ?f2 N" draw:text-areas="?f7 ?f9 ?f8 ?f10">
              <draw:equation draw:name="f0" draw:formula="0"/>
              <draw:equation draw:name="f1" draw:formula="434809"/>
              <draw:equation draw:name="f2" draw:formula="359218"/>
              <draw:equation draw:name="f3" draw:formula="?f2 - ?f0"/>
              <draw:equation draw:name="f4" draw:formula="?f1 - ?f0"/>
              <draw:equation draw:name="f5" draw:formula="?f4 / 434809"/>
              <draw:equation draw:name="f6" draw:formula="?f3 / 359218"/>
              <draw:equation draw:name="f7" draw:formula="0 / ?f5"/>
              <draw:equation draw:name="f8" draw:formula="434809 / ?f5"/>
              <draw:equation draw:name="f9" draw:formula="0 / ?f6"/>
              <draw:equation draw:name="f10" draw:formula="359218 / ?f6"/>
            </draw:enhanced-geometry>
          </draw:custom-shape>
          <draw:custom-shape svg:x="6.92478in" svg:y="2.13183in" svg:width="5.58542in" svg:height="0.5188in" draw:id="id80" draw:style-name="a423" draw:name="Freeform: Shape 17">
            <svg:title/>
            <svg:desc/>
            <text:p text:style-name="a422" text:class-names="" text:cond-style-name=""><text:span text:style-name="a420" text:class-names="">Modularized standard library</text:span><text:span text:style-name="a421" text:class-names=""/></text:p>
            <draw:enhanced-geometry xmlns:dr3d="urn:oasis:names:tc:opendocument:xmlns:dr3d:1.0" draw:type="non-primitive" svg:viewBox="0 0 5107307 47439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5107307"/>
              <draw:equation draw:name="f2" draw:formula="474390"/>
              <draw:equation draw:name="f3" draw:formula="47439"/>
              <draw:equation draw:name="f4" draw:formula="21239"/>
              <draw:equation draw:name="f5" draw:formula="5059868"/>
              <draw:equation draw:name="f6" draw:formula="5086068"/>
              <draw:equation draw:name="f7" draw:formula="426951"/>
              <draw:equation draw:name="f8" draw:formula="453151"/>
              <draw:equation draw:name="f9" draw:formula="?f2 - ?f0"/>
              <draw:equation draw:name="f10" draw:formula="?f1 - ?f0"/>
              <draw:equation draw:name="f11" draw:formula="?f10 / 5107307"/>
              <draw:equation draw:name="f12" draw:formula="?f9 / 474390"/>
              <draw:equation draw:name="f13" draw:formula="0 * ?f10"/>
              <draw:equation draw:name="f14" draw:formula="47439 * ?f9"/>
              <draw:equation draw:name="f15" draw:formula="47439 * ?f10"/>
              <draw:equation draw:name="f16" draw:formula="0 * ?f9"/>
              <draw:equation draw:name="f17" draw:formula="5059868 * ?f10"/>
              <draw:equation draw:name="f18" draw:formula="5107307 * ?f10"/>
              <draw:equation draw:name="f19" draw:formula="426951 * ?f9"/>
              <draw:equation draw:name="f20" draw:formula="474390 * ?f9"/>
              <draw:equation draw:name="f21" draw:formula="?f13 / 5107307"/>
              <draw:equation draw:name="f22" draw:formula="?f14 / 474390"/>
              <draw:equation draw:name="f23" draw:formula="?f15 / 5107307"/>
              <draw:equation draw:name="f24" draw:formula="?f16 / 474390"/>
              <draw:equation draw:name="f25" draw:formula="?f17 / 5107307"/>
              <draw:equation draw:name="f26" draw:formula="?f18 / 5107307"/>
              <draw:equation draw:name="f27" draw:formula="?f19 / 474390"/>
              <draw:equation draw:name="f28" draw:formula="?f20 / 47439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44927in" svg:y="1.99839in" svg:width="0.49593in" svg:height="1.05665in" draw:id="id81" draw:style-name="a426" draw:name="Freeform: Shape 18">
            <svg:title/>
            <svg:desc/>
            <text:p text:style-name="a425" text:class-names="" text:cond-style-name=""><text:span text:style-name="a424" text:class-names=""/></text:p>
            <draw:enhanced-geometry xmlns:dr3d="urn:oasis:names:tc:opendocument:xmlns:dr3d:1.0" draw:type="non-primitive" svg:viewBox="0 0 453474 966200" draw:enhanced-path="M ?f0 ?f0 L ?f0 ?f2 ?f1 ?f2 N" draw:text-areas="?f7 ?f9 ?f8 ?f10">
              <draw:equation draw:name="f0" draw:formula="0"/>
              <draw:equation draw:name="f1" draw:formula="453474"/>
              <draw:equation draw:name="f2" draw:formula="966200"/>
              <draw:equation draw:name="f3" draw:formula="?f2 - ?f0"/>
              <draw:equation draw:name="f4" draw:formula="?f1 - ?f0"/>
              <draw:equation draw:name="f5" draw:formula="?f4 / 453474"/>
              <draw:equation draw:name="f6" draw:formula="?f3 / 966200"/>
              <draw:equation draw:name="f7" draw:formula="0 / ?f5"/>
              <draw:equation draw:name="f8" draw:formula="453474 / ?f5"/>
              <draw:equation draw:name="f9" draw:formula="0 / ?f6"/>
              <draw:equation draw:name="f10" draw:formula="966200 / ?f6"/>
            </draw:enhanced-geometry>
          </draw:custom-shape>
          <draw:custom-shape svg:x="6.94519in" svg:y="2.79564in" svg:width="5.58542in" svg:height="0.5188in" draw:id="id82" draw:style-name="a431" draw:name="Freeform: Shape 19">
            <svg:title/>
            <svg:desc/>
            <text:p text:style-name="a430" text:class-names="" text:cond-style-name=""><text:span text:style-name="a427" text:class-names="">Monadic interface of<text:s text:c="1"/></text:span><text:span text:style-name="a428" text:class-names="">std::optional</text:span><text:span text:style-name="a429" text:class-names=""/></text:p>
            <draw:enhanced-geometry xmlns:dr3d="urn:oasis:names:tc:opendocument:xmlns:dr3d:1.0" draw:type="non-primitive" svg:viewBox="0 0 5107307 47439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5107307"/>
              <draw:equation draw:name="f2" draw:formula="474390"/>
              <draw:equation draw:name="f3" draw:formula="47439"/>
              <draw:equation draw:name="f4" draw:formula="21239"/>
              <draw:equation draw:name="f5" draw:formula="5059868"/>
              <draw:equation draw:name="f6" draw:formula="5086068"/>
              <draw:equation draw:name="f7" draw:formula="426951"/>
              <draw:equation draw:name="f8" draw:formula="453151"/>
              <draw:equation draw:name="f9" draw:formula="?f2 - ?f0"/>
              <draw:equation draw:name="f10" draw:formula="?f1 - ?f0"/>
              <draw:equation draw:name="f11" draw:formula="?f10 / 5107307"/>
              <draw:equation draw:name="f12" draw:formula="?f9 / 474390"/>
              <draw:equation draw:name="f13" draw:formula="0 * ?f10"/>
              <draw:equation draw:name="f14" draw:formula="47439 * ?f9"/>
              <draw:equation draw:name="f15" draw:formula="47439 * ?f10"/>
              <draw:equation draw:name="f16" draw:formula="0 * ?f9"/>
              <draw:equation draw:name="f17" draw:formula="5059868 * ?f10"/>
              <draw:equation draw:name="f18" draw:formula="5107307 * ?f10"/>
              <draw:equation draw:name="f19" draw:formula="426951 * ?f9"/>
              <draw:equation draw:name="f20" draw:formula="474390 * ?f9"/>
              <draw:equation draw:name="f21" draw:formula="?f13 / 5107307"/>
              <draw:equation draw:name="f22" draw:formula="?f14 / 474390"/>
              <draw:equation draw:name="f23" draw:formula="?f15 / 5107307"/>
              <draw:equation draw:name="f24" draw:formula="?f16 / 474390"/>
              <draw:equation draw:name="f25" draw:formula="?f17 / 5107307"/>
              <draw:equation draw:name="f26" draw:formula="?f18 / 5107307"/>
              <draw:equation draw:name="f27" draw:formula="?f19 / 474390"/>
              <draw:equation draw:name="f28" draw:formula="?f20 / 47439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44927in" svg:y="1.99839in" svg:width="0.49593in" svg:height="1.70515in" draw:id="id83" draw:style-name="a434" draw:name="Freeform: Shape 20">
            <svg:title/>
            <svg:desc/>
            <text:p text:style-name="a433" text:class-names="" text:cond-style-name=""><text:span text:style-name="a432" text:class-names=""/></text:p>
            <draw:enhanced-geometry xmlns:dr3d="urn:oasis:names:tc:opendocument:xmlns:dr3d:1.0" draw:type="non-primitive" svg:viewBox="0 0 453474 1559188" draw:enhanced-path="M ?f0 ?f0 L ?f0 ?f2 ?f1 ?f2 N" draw:text-areas="?f7 ?f9 ?f8 ?f10">
              <draw:equation draw:name="f0" draw:formula="0"/>
              <draw:equation draw:name="f1" draw:formula="453474"/>
              <draw:equation draw:name="f2" draw:formula="1559188"/>
              <draw:equation draw:name="f3" draw:formula="?f2 - ?f0"/>
              <draw:equation draw:name="f4" draw:formula="?f1 - ?f0"/>
              <draw:equation draw:name="f5" draw:formula="?f4 / 453474"/>
              <draw:equation draw:name="f6" draw:formula="?f3 / 1559188"/>
              <draw:equation draw:name="f7" draw:formula="0 / ?f5"/>
              <draw:equation draw:name="f8" draw:formula="453474 / ?f5"/>
              <draw:equation draw:name="f9" draw:formula="0 / ?f6"/>
              <draw:equation draw:name="f10" draw:formula="1559188 / ?f6"/>
            </draw:enhanced-geometry>
          </draw:custom-shape>
          <draw:custom-shape svg:x="6.94519in" svg:y="3.44414in" svg:width="5.58542in" svg:height="0.5188in" draw:id="id84" draw:style-name="a438" draw:name="Freeform: Shape 21">
            <svg:title/>
            <svg:desc/>
            <text:p text:style-name="a437" text:class-names="" text:cond-style-name=""><text:span text:style-name="a435" text:class-names="">std::exptected</text:span><text:span text:style-name="a436" text:class-names=""/></text:p>
            <draw:enhanced-geometry xmlns:dr3d="urn:oasis:names:tc:opendocument:xmlns:dr3d:1.0" draw:type="non-primitive" svg:viewBox="0 0 5107307 47439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5107307"/>
              <draw:equation draw:name="f2" draw:formula="474390"/>
              <draw:equation draw:name="f3" draw:formula="47439"/>
              <draw:equation draw:name="f4" draw:formula="21239"/>
              <draw:equation draw:name="f5" draw:formula="5059868"/>
              <draw:equation draw:name="f6" draw:formula="5086068"/>
              <draw:equation draw:name="f7" draw:formula="426951"/>
              <draw:equation draw:name="f8" draw:formula="453151"/>
              <draw:equation draw:name="f9" draw:formula="?f2 - ?f0"/>
              <draw:equation draw:name="f10" draw:formula="?f1 - ?f0"/>
              <draw:equation draw:name="f11" draw:formula="?f10 / 5107307"/>
              <draw:equation draw:name="f12" draw:formula="?f9 / 474390"/>
              <draw:equation draw:name="f13" draw:formula="0 * ?f10"/>
              <draw:equation draw:name="f14" draw:formula="47439 * ?f9"/>
              <draw:equation draw:name="f15" draw:formula="47439 * ?f10"/>
              <draw:equation draw:name="f16" draw:formula="0 * ?f9"/>
              <draw:equation draw:name="f17" draw:formula="5059868 * ?f10"/>
              <draw:equation draw:name="f18" draw:formula="5107307 * ?f10"/>
              <draw:equation draw:name="f19" draw:formula="426951 * ?f9"/>
              <draw:equation draw:name="f20" draw:formula="474390 * ?f9"/>
              <draw:equation draw:name="f21" draw:formula="?f13 / 5107307"/>
              <draw:equation draw:name="f22" draw:formula="?f14 / 474390"/>
              <draw:equation draw:name="f23" draw:formula="?f15 / 5107307"/>
              <draw:equation draw:name="f24" draw:formula="?f16 / 474390"/>
              <draw:equation draw:name="f25" draw:formula="?f17 / 5107307"/>
              <draw:equation draw:name="f26" draw:formula="?f18 / 5107307"/>
              <draw:equation draw:name="f27" draw:formula="?f19 / 474390"/>
              <draw:equation draw:name="f28" draw:formula="?f20 / 47439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44927in" svg:y="1.99839in" svg:width="0.49593in" svg:height="2.35365in" draw:id="id85" draw:style-name="a441" draw:name="Freeform: Shape 22">
            <svg:title/>
            <svg:desc/>
            <text:p text:style-name="a440" text:class-names="" text:cond-style-name=""><text:span text:style-name="a439" text:class-names=""/></text:p>
            <draw:enhanced-geometry xmlns:dr3d="urn:oasis:names:tc:opendocument:xmlns:dr3d:1.0" draw:type="non-primitive" svg:viewBox="0 0 453474 2152175" draw:enhanced-path="M ?f0 ?f0 L ?f0 ?f2 ?f1 ?f2 N" draw:text-areas="?f7 ?f9 ?f8 ?f10">
              <draw:equation draw:name="f0" draw:formula="0"/>
              <draw:equation draw:name="f1" draw:formula="453474"/>
              <draw:equation draw:name="f2" draw:formula="2152175"/>
              <draw:equation draw:name="f3" draw:formula="?f2 - ?f0"/>
              <draw:equation draw:name="f4" draw:formula="?f1 - ?f0"/>
              <draw:equation draw:name="f5" draw:formula="?f4 / 453474"/>
              <draw:equation draw:name="f6" draw:formula="?f3 / 2152175"/>
              <draw:equation draw:name="f7" draw:formula="0 / ?f5"/>
              <draw:equation draw:name="f8" draw:formula="453474 / ?f5"/>
              <draw:equation draw:name="f9" draw:formula="0 / ?f6"/>
              <draw:equation draw:name="f10" draw:formula="2152175 / ?f6"/>
            </draw:enhanced-geometry>
          </draw:custom-shape>
          <draw:custom-shape svg:x="6.94519in" svg:y="4.09264in" svg:width="5.58542in" svg:height="0.5188in" draw:id="id86" draw:style-name="a445" draw:name="Freeform: Shape 23">
            <svg:title/>
            <svg:desc/>
            <text:p text:style-name="a444" text:class-names="" text:cond-style-name=""><text:span text:style-name="a442" text:class-names="">std::flat_map, std::flat_set, std::flat_multimap, std::flat_multiset</text:span><text:span text:style-name="a443" text:class-names=""/></text:p>
            <draw:enhanced-geometry xmlns:dr3d="urn:oasis:names:tc:opendocument:xmlns:dr3d:1.0" draw:type="non-primitive" svg:viewBox="0 0 5107307 47439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5107307"/>
              <draw:equation draw:name="f2" draw:formula="474390"/>
              <draw:equation draw:name="f3" draw:formula="47439"/>
              <draw:equation draw:name="f4" draw:formula="21239"/>
              <draw:equation draw:name="f5" draw:formula="5059868"/>
              <draw:equation draw:name="f6" draw:formula="5086068"/>
              <draw:equation draw:name="f7" draw:formula="426951"/>
              <draw:equation draw:name="f8" draw:formula="453151"/>
              <draw:equation draw:name="f9" draw:formula="?f2 - ?f0"/>
              <draw:equation draw:name="f10" draw:formula="?f1 - ?f0"/>
              <draw:equation draw:name="f11" draw:formula="?f10 / 5107307"/>
              <draw:equation draw:name="f12" draw:formula="?f9 / 474390"/>
              <draw:equation draw:name="f13" draw:formula="0 * ?f10"/>
              <draw:equation draw:name="f14" draw:formula="47439 * ?f9"/>
              <draw:equation draw:name="f15" draw:formula="47439 * ?f10"/>
              <draw:equation draw:name="f16" draw:formula="0 * ?f9"/>
              <draw:equation draw:name="f17" draw:formula="5059868 * ?f10"/>
              <draw:equation draw:name="f18" draw:formula="5107307 * ?f10"/>
              <draw:equation draw:name="f19" draw:formula="426951 * ?f9"/>
              <draw:equation draw:name="f20" draw:formula="474390 * ?f9"/>
              <draw:equation draw:name="f21" draw:formula="?f13 / 5107307"/>
              <draw:equation draw:name="f22" draw:formula="?f14 / 474390"/>
              <draw:equation draw:name="f23" draw:formula="?f15 / 5107307"/>
              <draw:equation draw:name="f24" draw:formula="?f16 / 474390"/>
              <draw:equation draw:name="f25" draw:formula="?f17 / 5107307"/>
              <draw:equation draw:name="f26" draw:formula="?f18 / 5107307"/>
              <draw:equation draw:name="f27" draw:formula="?f19 / 474390"/>
              <draw:equation draw:name="f28" draw:formula="?f20 / 47439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44927in" svg:y="1.99839in" svg:width="0.49593in" svg:height="3.00215in" draw:id="id87" draw:style-name="a448" draw:name="Freeform: Shape 24">
            <svg:title/>
            <svg:desc/>
            <text:p text:style-name="a447" text:class-names="" text:cond-style-name=""><text:span text:style-name="a446" text:class-names=""/></text:p>
            <draw:enhanced-geometry xmlns:dr3d="urn:oasis:names:tc:opendocument:xmlns:dr3d:1.0" draw:type="non-primitive" svg:viewBox="0 0 453474 2745163" draw:enhanced-path="M ?f0 ?f0 L ?f0 ?f2 ?f1 ?f2 N" draw:text-areas="?f7 ?f9 ?f8 ?f10">
              <draw:equation draw:name="f0" draw:formula="0"/>
              <draw:equation draw:name="f1" draw:formula="453474"/>
              <draw:equation draw:name="f2" draw:formula="2745163"/>
              <draw:equation draw:name="f3" draw:formula="?f2 - ?f0"/>
              <draw:equation draw:name="f4" draw:formula="?f1 - ?f0"/>
              <draw:equation draw:name="f5" draw:formula="?f4 / 453474"/>
              <draw:equation draw:name="f6" draw:formula="?f3 / 2745163"/>
              <draw:equation draw:name="f7" draw:formula="0 / ?f5"/>
              <draw:equation draw:name="f8" draw:formula="453474 / ?f5"/>
              <draw:equation draw:name="f9" draw:formula="0 / ?f6"/>
              <draw:equation draw:name="f10" draw:formula="2745163 / ?f6"/>
            </draw:enhanced-geometry>
          </draw:custom-shape>
          <draw:custom-shape svg:x="6.94519in" svg:y="4.74114in" svg:width="5.58542in" svg:height="0.5188in" draw:id="id88" draw:style-name="a452" draw:name="Freeform: Shape 25">
            <svg:title/>
            <svg:desc/>
            <text:p text:style-name="a451" text:class-names="" text:cond-style-name=""><text:span text:style-name="a449" text:class-names="">std::mdspan</text:span><text:span text:style-name="a450" text:class-names=""/></text:p>
            <draw:enhanced-geometry xmlns:dr3d="urn:oasis:names:tc:opendocument:xmlns:dr3d:1.0" draw:type="non-primitive" svg:viewBox="0 0 5107307 47439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5107307"/>
              <draw:equation draw:name="f2" draw:formula="474390"/>
              <draw:equation draw:name="f3" draw:formula="47439"/>
              <draw:equation draw:name="f4" draw:formula="21239"/>
              <draw:equation draw:name="f5" draw:formula="5059868"/>
              <draw:equation draw:name="f6" draw:formula="5086068"/>
              <draw:equation draw:name="f7" draw:formula="426951"/>
              <draw:equation draw:name="f8" draw:formula="453151"/>
              <draw:equation draw:name="f9" draw:formula="?f2 - ?f0"/>
              <draw:equation draw:name="f10" draw:formula="?f1 - ?f0"/>
              <draw:equation draw:name="f11" draw:formula="?f10 / 5107307"/>
              <draw:equation draw:name="f12" draw:formula="?f9 / 474390"/>
              <draw:equation draw:name="f13" draw:formula="0 * ?f10"/>
              <draw:equation draw:name="f14" draw:formula="47439 * ?f9"/>
              <draw:equation draw:name="f15" draw:formula="47439 * ?f10"/>
              <draw:equation draw:name="f16" draw:formula="0 * ?f9"/>
              <draw:equation draw:name="f17" draw:formula="5059868 * ?f10"/>
              <draw:equation draw:name="f18" draw:formula="5107307 * ?f10"/>
              <draw:equation draw:name="f19" draw:formula="426951 * ?f9"/>
              <draw:equation draw:name="f20" draw:formula="474390 * ?f9"/>
              <draw:equation draw:name="f21" draw:formula="?f13 / 5107307"/>
              <draw:equation draw:name="f22" draw:formula="?f14 / 474390"/>
              <draw:equation draw:name="f23" draw:formula="?f15 / 5107307"/>
              <draw:equation draw:name="f24" draw:formula="?f16 / 474390"/>
              <draw:equation draw:name="f25" draw:formula="?f17 / 5107307"/>
              <draw:equation draw:name="f26" draw:formula="?f18 / 5107307"/>
              <draw:equation draw:name="f27" draw:formula="?f19 / 474390"/>
              <draw:equation draw:name="f28" draw:formula="?f20 / 47439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44927in" svg:y="1.99839in" svg:width="0.49593in" svg:height="3.65065in" draw:id="id89" draw:style-name="a455" draw:name="Freeform: Shape 26">
            <svg:title/>
            <svg:desc/>
            <text:p text:style-name="a454" text:class-names="" text:cond-style-name=""><text:span text:style-name="a453" text:class-names=""/></text:p>
            <draw:enhanced-geometry xmlns:dr3d="urn:oasis:names:tc:opendocument:xmlns:dr3d:1.0" draw:type="non-primitive" svg:viewBox="0 0 453474 3338151" draw:enhanced-path="M ?f0 ?f0 L ?f0 ?f2 ?f1 ?f2 N" draw:text-areas="?f7 ?f9 ?f8 ?f10">
              <draw:equation draw:name="f0" draw:formula="0"/>
              <draw:equation draw:name="f1" draw:formula="453474"/>
              <draw:equation draw:name="f2" draw:formula="3338151"/>
              <draw:equation draw:name="f3" draw:formula="?f2 - ?f0"/>
              <draw:equation draw:name="f4" draw:formula="?f1 - ?f0"/>
              <draw:equation draw:name="f5" draw:formula="?f4 / 453474"/>
              <draw:equation draw:name="f6" draw:formula="?f3 / 3338151"/>
              <draw:equation draw:name="f7" draw:formula="0 / ?f5"/>
              <draw:equation draw:name="f8" draw:formula="453474 / ?f5"/>
              <draw:equation draw:name="f9" draw:formula="0 / ?f6"/>
              <draw:equation draw:name="f10" draw:formula="3338151 / ?f6"/>
            </draw:enhanced-geometry>
          </draw:custom-shape>
          <draw:custom-shape svg:x="6.94519in" svg:y="5.38963in" svg:width="5.58542in" svg:height="0.5188in" draw:id="id90" draw:style-name="a459" draw:name="Freeform: Shape 27">
            <svg:title/>
            <svg:desc/>
            <text:p text:style-name="a458" text:class-names="" text:cond-style-name=""><text:span text:style-name="a456" text:class-names="">Improved ranges</text:span><text:span text:style-name="a457" text:class-names=""/></text:p>
            <draw:enhanced-geometry xmlns:dr3d="urn:oasis:names:tc:opendocument:xmlns:dr3d:1.0" draw:type="non-primitive" svg:viewBox="0 0 5107307 47439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5107307"/>
              <draw:equation draw:name="f2" draw:formula="474390"/>
              <draw:equation draw:name="f3" draw:formula="47439"/>
              <draw:equation draw:name="f4" draw:formula="21239"/>
              <draw:equation draw:name="f5" draw:formula="5059868"/>
              <draw:equation draw:name="f6" draw:formula="5086068"/>
              <draw:equation draw:name="f7" draw:formula="426951"/>
              <draw:equation draw:name="f8" draw:formula="453151"/>
              <draw:equation draw:name="f9" draw:formula="?f2 - ?f0"/>
              <draw:equation draw:name="f10" draw:formula="?f1 - ?f0"/>
              <draw:equation draw:name="f11" draw:formula="?f10 / 5107307"/>
              <draw:equation draw:name="f12" draw:formula="?f9 / 474390"/>
              <draw:equation draw:name="f13" draw:formula="0 * ?f10"/>
              <draw:equation draw:name="f14" draw:formula="47439 * ?f9"/>
              <draw:equation draw:name="f15" draw:formula="47439 * ?f10"/>
              <draw:equation draw:name="f16" draw:formula="0 * ?f9"/>
              <draw:equation draw:name="f17" draw:formula="5059868 * ?f10"/>
              <draw:equation draw:name="f18" draw:formula="5107307 * ?f10"/>
              <draw:equation draw:name="f19" draw:formula="426951 * ?f9"/>
              <draw:equation draw:name="f20" draw:formula="474390 * ?f9"/>
              <draw:equation draw:name="f21" draw:formula="?f13 / 5107307"/>
              <draw:equation draw:name="f22" draw:formula="?f14 / 474390"/>
              <draw:equation draw:name="f23" draw:formula="?f15 / 5107307"/>
              <draw:equation draw:name="f24" draw:formula="?f16 / 474390"/>
              <draw:equation draw:name="f25" draw:formula="?f17 / 5107307"/>
              <draw:equation draw:name="f26" draw:formula="?f18 / 5107307"/>
              <draw:equation draw:name="f27" draw:formula="?f19 / 474390"/>
              <draw:equation draw:name="f28" draw:formula="?f20 / 47439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44927in" svg:y="1.99839in" svg:width="0.49593in" svg:height="4.29914in" draw:id="id91" draw:style-name="a462" draw:name="Freeform: Shape 28">
            <svg:title/>
            <svg:desc/>
            <text:p text:style-name="a461" text:class-names="" text:cond-style-name=""><text:span text:style-name="a460" text:class-names=""/></text:p>
            <draw:enhanced-geometry xmlns:dr3d="urn:oasis:names:tc:opendocument:xmlns:dr3d:1.0" draw:type="non-primitive" svg:viewBox="0 0 453474 3931138" draw:enhanced-path="M ?f0 ?f0 L ?f0 ?f2 ?f1 ?f2 N" draw:text-areas="?f7 ?f9 ?f8 ?f10">
              <draw:equation draw:name="f0" draw:formula="0"/>
              <draw:equation draw:name="f1" draw:formula="453474"/>
              <draw:equation draw:name="f2" draw:formula="3931138"/>
              <draw:equation draw:name="f3" draw:formula="?f2 - ?f0"/>
              <draw:equation draw:name="f4" draw:formula="?f1 - ?f0"/>
              <draw:equation draw:name="f5" draw:formula="?f4 / 453474"/>
              <draw:equation draw:name="f6" draw:formula="?f3 / 3931138"/>
              <draw:equation draw:name="f7" draw:formula="0 / ?f5"/>
              <draw:equation draw:name="f8" draw:formula="453474 / ?f5"/>
              <draw:equation draw:name="f9" draw:formula="0 / ?f6"/>
              <draw:equation draw:name="f10" draw:formula="3931138 / ?f6"/>
            </draw:enhanced-geometry>
          </draw:custom-shape>
          <draw:custom-shape svg:x="6.94519in" svg:y="6.03813in" svg:width="5.58542in" svg:height="0.5188in" draw:id="id92" draw:style-name="a466" draw:name="Freeform: Shape 29">
            <svg:title/>
            <svg:desc/>
            <text:p text:style-name="a465" text:class-names="" text:cond-style-name=""><text:span text:style-name="a463" text:class-names="">std::generator</text:span><text:span text:style-name="a464" text:class-names=""/></text:p>
            <draw:enhanced-geometry xmlns:dr3d="urn:oasis:names:tc:opendocument:xmlns:dr3d:1.0" draw:type="non-primitive" svg:viewBox="0 0 5107307 47439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5107307"/>
              <draw:equation draw:name="f2" draw:formula="474390"/>
              <draw:equation draw:name="f3" draw:formula="47439"/>
              <draw:equation draw:name="f4" draw:formula="21239"/>
              <draw:equation draw:name="f5" draw:formula="5059868"/>
              <draw:equation draw:name="f6" draw:formula="5086068"/>
              <draw:equation draw:name="f7" draw:formula="426951"/>
              <draw:equation draw:name="f8" draw:formula="453151"/>
              <draw:equation draw:name="f9" draw:formula="?f2 - ?f0"/>
              <draw:equation draw:name="f10" draw:formula="?f1 - ?f0"/>
              <draw:equation draw:name="f11" draw:formula="?f10 / 5107307"/>
              <draw:equation draw:name="f12" draw:formula="?f9 / 474390"/>
              <draw:equation draw:name="f13" draw:formula="0 * ?f10"/>
              <draw:equation draw:name="f14" draw:formula="47439 * ?f9"/>
              <draw:equation draw:name="f15" draw:formula="47439 * ?f10"/>
              <draw:equation draw:name="f16" draw:formula="0 * ?f9"/>
              <draw:equation draw:name="f17" draw:formula="5059868 * ?f10"/>
              <draw:equation draw:name="f18" draw:formula="5107307 * ?f10"/>
              <draw:equation draw:name="f19" draw:formula="426951 * ?f9"/>
              <draw:equation draw:name="f20" draw:formula="474390 * ?f9"/>
              <draw:equation draw:name="f21" draw:formula="?f13 / 5107307"/>
              <draw:equation draw:name="f22" draw:formula="?f14 / 474390"/>
              <draw:equation draw:name="f23" draw:formula="?f15 / 5107307"/>
              <draw:equation draw:name="f24" draw:formula="?f16 / 474390"/>
              <draw:equation draw:name="f25" draw:formula="?f17 / 5107307"/>
              <draw:equation draw:name="f26" draw:formula="?f18 / 5107307"/>
              <draw:equation draw:name="f27" draw:formula="?f19 / 474390"/>
              <draw:equation draw:name="f28" draw:formula="?f20 / 47439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44927in" svg:y="1.99839in" svg:width="0.49593in" svg:height="4.93609in" draw:id="id93" draw:style-name="a469" draw:name="Freeform: Shape 30">
            <svg:title/>
            <svg:desc/>
            <text:p text:style-name="a468" text:class-names="" text:cond-style-name=""><text:span text:style-name="a467" text:class-names=""/></text:p>
            <draw:enhanced-geometry xmlns:dr3d="urn:oasis:names:tc:opendocument:xmlns:dr3d:1.0" draw:type="non-primitive" svg:viewBox="0 0 453474 4513557" draw:enhanced-path="M ?f0 ?f0 L ?f0 ?f2 ?f1 ?f2 N" draw:text-areas="?f7 ?f9 ?f8 ?f10">
              <draw:equation draw:name="f0" draw:formula="0"/>
              <draw:equation draw:name="f1" draw:formula="453474"/>
              <draw:equation draw:name="f2" draw:formula="4513557"/>
              <draw:equation draw:name="f3" draw:formula="?f2 - ?f0"/>
              <draw:equation draw:name="f4" draw:formula="?f1 - ?f0"/>
              <draw:equation draw:name="f5" draw:formula="?f4 / 453474"/>
              <draw:equation draw:name="f6" draw:formula="?f3 / 4513557"/>
              <draw:equation draw:name="f7" draw:formula="0 / ?f5"/>
              <draw:equation draw:name="f8" draw:formula="453474 / ?f5"/>
              <draw:equation draw:name="f9" draw:formula="0 / ?f6"/>
              <draw:equation draw:name="f10" draw:formula="4513557 / ?f6"/>
            </draw:enhanced-geometry>
          </draw:custom-shape>
          <draw:custom-shape svg:x="6.94519in" svg:y="6.67507in" svg:width="5.58542in" svg:height="0.5188in" draw:id="id94" draw:style-name="a475" draw:name="Freeform: Shape 31">
            <svg:title/>
            <svg:desc/>
            <text:p text:style-name="a474" text:class-names="" text:cond-style-name=""><text:span text:style-name="a470" text:class-names="">std::print<text:s text:c="1"/></text:span><text:span text:style-name="a471" text:class-names="">and</text:span><text:span text:style-name="a472" text:class-names=""><text:s text:c="1"/>std::println</text:span><text:span text:style-name="a473" text:class-names=""/></text:p>
            <draw:enhanced-geometry xmlns:dr3d="urn:oasis:names:tc:opendocument:xmlns:dr3d:1.0" draw:type="non-primitive" svg:viewBox="0 0 5107307 47439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5107307"/>
              <draw:equation draw:name="f2" draw:formula="474390"/>
              <draw:equation draw:name="f3" draw:formula="47439"/>
              <draw:equation draw:name="f4" draw:formula="21239"/>
              <draw:equation draw:name="f5" draw:formula="5059868"/>
              <draw:equation draw:name="f6" draw:formula="5086068"/>
              <draw:equation draw:name="f7" draw:formula="426951"/>
              <draw:equation draw:name="f8" draw:formula="453151"/>
              <draw:equation draw:name="f9" draw:formula="?f2 - ?f0"/>
              <draw:equation draw:name="f10" draw:formula="?f1 - ?f0"/>
              <draw:equation draw:name="f11" draw:formula="?f10 / 5107307"/>
              <draw:equation draw:name="f12" draw:formula="?f9 / 474390"/>
              <draw:equation draw:name="f13" draw:formula="0 * ?f10"/>
              <draw:equation draw:name="f14" draw:formula="47439 * ?f9"/>
              <draw:equation draw:name="f15" draw:formula="47439 * ?f10"/>
              <draw:equation draw:name="f16" draw:formula="0 * ?f9"/>
              <draw:equation draw:name="f17" draw:formula="5059868 * ?f10"/>
              <draw:equation draw:name="f18" draw:formula="5107307 * ?f10"/>
              <draw:equation draw:name="f19" draw:formula="426951 * ?f9"/>
              <draw:equation draw:name="f20" draw:formula="474390 * ?f9"/>
              <draw:equation draw:name="f21" draw:formula="?f13 / 5107307"/>
              <draw:equation draw:name="f22" draw:formula="?f14 / 474390"/>
              <draw:equation draw:name="f23" draw:formula="?f15 / 5107307"/>
              <draw:equation draw:name="f24" draw:formula="?f16 / 474390"/>
              <draw:equation draw:name="f25" draw:formula="?f17 / 5107307"/>
              <draw:equation draw:name="f26" draw:formula="?f18 / 5107307"/>
              <draw:equation draw:name="f27" draw:formula="?f19 / 474390"/>
              <draw:equation draw:name="f28" draw:formula="?f20 / 47439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  <draw:frame draw:id="id64" draw:style-name="a360" draw:name="TextBox 32" svg:x="5.12244in" svg:y="0.20919in" svg:width="4.14286in" svg:height="1.11074in">
          <draw:text-box>
            <text:p text:style-name="a359" text:class-names="" text:cond-style-name=""><text:span text:style-name="a357" text:class-names="">C++23</text:span><text:span text:style-name="a35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4/07/2023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4/07/2023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4/07/2023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4/07/2023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4/07/2023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04/07/2023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04/07/2023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4/07/2023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4/07/2023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04/07/2023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04/07/2023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04/07/2023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Rainer Grimm</meta:initial-creator>
    <dc:creator>Rainer Grimm</dc:creator>
    <meta:creation-date>2021-04-29T20:09:49Z</meta:creation-date>
    <dc:date>2023-07-04T05:39:30Z</dc:date>
    <meta:editing-cycles>2</meta:editing-cycles>
    <meta:editing-duration>PT3011S</meta:editing-duration>
    <meta:document-statistic meta:paragraph-count="17" meta:word-count="81"/>
  </office:meta>
</office:document-meta>
</file>